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hey, Chief!!</text:p>
          </table:table-cell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ho? It's you...</text:p>
          </table:table-cell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 really are in the Seraphia lab,
after all.</text:p>
          </table:table-cell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Actually, we were being held captive
underground here by Blue Carat!</text:p>
          </table:table-cell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been here a while now... didnt'cha see
us, Chief?</text:p>
          </table:table-cell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 I did, why〜?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 office:value-type="string">
            <text:p>I mean, this is my laboratory.</text:p>
          </table:table-cell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 I recommend you lock down the facility...!</text:p>
          </table:table-cell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h, it's fine, it's fine〜! ♪</text:p>
          </table:table-cell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 office:value-type="string">
            <text:p>Those ladies are working for me, actually〜.</text:p>
          </table:table-cell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ha, v-very funny〜!</text:p>
          </table:table-cell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'm not joking〜.</text:p>
          </table:table-cell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 office:value-type="string">
            <text:p>They're excellent Magic users, see?</text:p>
          </table:table-cell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 office:value-type="string">
            <text:p>Thanks to their help, I've made strides in my
research〜!</text:p>
          </table:table-cell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. Even if it's for the sake of your
Seraphia research, you can't just go and
fraternize with the enem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's right!</text:p>
          </table:table-cell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 office:value-type="string">
            <text:p>Blue Carat is a great threat to this world!!</text:p>
          </table:table-cell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h〜, Seraphia research...</text:p>
          </table:table-cell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 office:value-type="string">
            <text:p>Sorry for stringing you along this whole time,
everyone〜!</text:p>
          </table:table-cell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-Chief...?</text:p>
          </table:table-cell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o be frank, what I'm researching here isn't
Seraphia... it's Magic.</text:p>
          </table:table-cell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 office:value-type="string">
            <text:p>That is, how humans can wield Magic. Get it?</text:p>
          </table:table-cell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Ridiculous...!</text:p>
          </table:table-cell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-Whaddya mean?!</text:p>
          </table:table-cell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happened to the Seraphia research,
then...?!</text:p>
          </table:table-cell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was never doing Seraphia research, from the
very start.</text:p>
          </table:table-cell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 office:value-type="string">
            <text:p>Oh, well, that's not entirely true. I did set this
facility up as a Seraphia 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 office:value-type="string">
            <text:p>Buuut, when you go so long fumbling around in
the dark for results with no materials to go on,
you eventually get sick of it!</text:p>
          </table:table-cell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 office:value-type="string">
            <text:p>And while I was banging my head on the wall
figuring out what to do next, that's when it hit
me. Magic research!</text:p>
          </table:table-cell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 office:value-type="string">
            <text:p>If I was studying Magic, I would never be short
of data. After all, there are demons all over
the place〜!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 that would make this not the Seraphia
Research Institute, but the Magic Research
Institute?!</text:p>
          </table:table-cell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“Yep” us!!</text:p>
          </table:table-cell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 office:value-type="string">
            <text:p>What do you plan to do with your findings?!</text:p>
          </table:table-cell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, good question〜!</text:p>
          </table:table-cell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 office:value-type="string">
            <text:p>My objective is a perfect mechanical
understanding of Seraphia, Magic, and so on.</text:p>
          </table:table-cell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 office:value-type="string">
            <text:p>It's not like I'm just going to do whatever I
want with those powers.</text:p>
          </table:table-cell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 office:value-type="string">
            <text:p>Well? Very scientist-y, isn't it〜?</text:p>
          </table:table-cell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at's all you want, then go ahead.</text:p>
          </table:table-cell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 office:value-type="string">
            <text:p>But don't get us wrapped up in your scheme.</text:p>
          </table:table-cell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can do〜!</text:p>
          </table:table-cell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 office:value-type="string">
            <text:p>In my short lifespan, I've been witness to both
the miraculous appearance of the Heavenly
Maidens and the coming of the demons at the
same time.</text:p>
          </table:table-cell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 office:value-type="string">
            <text:p>There's no way I'm letting this opportunity
slip〜!</text:p>
          </table:table-cell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 office:value-type="string">
            <text:p>I'll use any means for the sake of my research!
Even if I do say so myself!</text:p>
          </table:table-cell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you do say so yourself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we gonna do, Reguma-kun...?</text:p>
          </table:table-cell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this straight.</text:p>
          </table:table-cell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 office:value-type="string">
            <text:p>This research facility was originally set up for
research into Seraphia.</text:p>
          </table:table-cell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 office:value-type="string">
            <text:p>But at some point, your focus switched from
Seraphia to Magic. Besides the Chief, I expect
that only the top-ranking staff know this.</text:p>
          </table:table-cell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 office:value-type="string">
            <text:p>At the very least, we know that neither the
Princess nor the priest at St. Yuria's knew.</text:p>
          </table:table-cell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 office:value-type="string">
            <text:p>And we, the Heavenly Maidens, were taken
for a ride and tricked into furthering your
Magic research.</text:p>
          </table:table-cell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are a smart one, aren't you〜!</text:p>
          </table:table-cell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 office:value-type="string">
            <text:p>That underground facility is where we run
analyses on Magic and experiment with ways
of bestowing that power upon humans.</text:p>
          </table:table-cell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 office:value-type="string">
            <text:p>It was always a secret from the staff up here
on the surface.</text:p>
          </table:table-cell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 office:value-type="string">
            <text:p>My goodness, was it difficult sneaking around
and doing all that research behind everyone's
backs〜!</text:p>
          </table:table-cell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 office:value-type="string">
            <text:p>This one time, the Magic amplification reagent
I was working on even got leaked to the
outside world, and we all know where that went.</text:p>
          </table:table-cell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 so-called “phantom ship”, of course.</text:p>
          </table:table-cell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 office:value-type="string">
            <text:p>Remember? The spirit that rules over darkness
was induced into a manaphylactic state by
the drug, and rampaged through the seas.</text:p>
          </table:table-cell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phantom ship incident happened
because of this laboratory...?!</text:p>
          </table:table-cell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really caused me trouble, y'know—!!</text:p>
          </table:table-cell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got caught up in that, too! I was really sca— I
mean, it was really very troubling...!</text:p>
          </table:table-cell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o Komu was on board, too.)</text:p>
          </table:table-cell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nyway, those girls you call Blue Carat's group
really did me a favor! My research has made
leaps and bounds thanks to them〜!</text:p>
          </table:table-cell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 office:value-type="string">
            <text:p>In fact, I'm right on the brink of being able to
bestow humans with Magic!</text:p>
          </table:table-cell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they didn't help you out for free,
though...</text:p>
          </table:table-cell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t was a two-sided deal.</text:p>
          </table:table-cell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 office:value-type="string">
            <text:p>In return for their cooperation, I gifted them
with the fruits of my labor—the completed
Magic amplification drug〜.</text:p>
          </table:table-cell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 office:value-type="string">
            <text:p>It seems to have worked like a charm〜! ♪</text:p>
          </table:table-cell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... no way!</text:p>
          </table:table-cell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 office:value-type="string">
            <text:p>That's why we could feel such intense Magic
during their fight with Red Carat's team...!</text:p>
          </table:table-cell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've already taken the drug...</text:p>
          </table:table-cell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rrible...</text:p>
          </table:table-cell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ave it to a couple of authentic demons to
know how to handle Magic!</text:p>
          </table:table-cell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 office:value-type="string">
            <text:p>'Til now, I've only been experimenting on the
bandit gang. It turns out that humans have
their limits, though〜!</text:p>
          </table:table-cell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Bandit gang?!</text:p>
          </table:table-cell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faint Magical aura coming off of the
bandits was your doing, too...</text:p>
          </table:table-cell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busy, huh!</text:p>
          </table:table-cell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our interests just so happened to align〜!</text:p>
          </table:table-cell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 office:value-type="string">
            <text:p>The bandit gang wanted power. I wanted
human test subjects.</text:p>
          </table:table-cell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 office:value-type="string">
            <text:p>It was only natural that we'd join forces.</text:p>
          </table:table-cell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 office:value-type="string">
            <text:p>And now, with the help of a real demon family,
my research is finally coming to a close!</text:p>
          </table:table-cell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 office:value-type="string">
            <text:p>I've figured out how to endow humans with
Magic without inducing manaphylaxis!</text:p>
          </table:table-cell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 office:value-type="string">
            <text:p>And it all comes down to a little miracle
ingredient I call “Orphan Drug SPL-195”〜!</text:p>
          </table:table-cell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m?)</text:p>
          </table:table-cell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I have left to do is refine enough for humans
to be able to acclimate to it, and synthesize it
with the base ingredient of Magic...</text:p>
          </table:table-cell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nonsense. What if you cause a
manaphylactic reaction in someone?</text:p>
          </table:table-cell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retty sure I won't〜? But if I do, I suppose
that's just the cost of good science〜.</text:p>
          </table:table-cell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a confusing person...</text:p>
          </table:table-cell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en, I can't just let you kids run free now
that you've learnt my secrets!</text:p>
          </table:table-cell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 office:value-type="string">
            <text:p>Come on, then! Back to the cell you go〜!</text:p>
          </table:table-cell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going back!!</text:p>
          </table:table-cell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we won't be taking orders from
anyone who's been cooperating with Carat,
no matter why that is.</text:p>
          </table:table-cell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 office:value-type="string">
            <text:p>We will be reporting the nature of this facility
to the Princess. Please move aside.</text:p>
          </table:table-cell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hought you might say that〜.</text:p>
          </table:table-cell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 office:value-type="string">
            <text:p>Oh, well〜. I didn't want to have to do this,
but I'll use force if I have to〜.</text:p>
          </table:table-cell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there! We can't have you underestimatin'
the Heavenly Maidens!</text:p>
          </table:table-cell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pretty strong, you know!</text:p>
          </table:table-cell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? Haven't you realized?</text:p>
          </table:table-cell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 office:value-type="string">
            <text:p>Right now, you're not Heavenly Maidens.
You're just regular girls〜.</text:p>
          </table:table-cell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said something like that...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thing about Seraphia-blocking devices
installed in this underground facility...</text:p>
          </table:table-cell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 office:value-type="string">
            <text:p>B-But it is six-against-one! We should be able
to win with these numbers...!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must warn you, under this coat I have a
number of pretty nasty chemicals.</text:p>
          </table:table-cell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 office:value-type="string">
            <text:p>Resist, and you might get splashed with
substances that melt your clothes into slime...
and just your clothes, you see〜?</text:p>
          </table:table-cell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 office:value-type="string">
            <text:p>I also have chemicals that turn into slime and
automatically look for holes to climb into,
and slime chemicals that stick to you and
sprout a thick layer of hair !</text:p>
          </table:table-cell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 sliiiiiiiiiiiiiiiiime!!!</text:p>
          </table:table-cell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〜, shoo, shoo!</text:p>
          </table:table-cell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 we have no choice but to obey...?!</text:p>
          </table:table-cell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anyone have some kind of trump card...?!</text:p>
          </table:table-cell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fufufufuf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is the matter, all of a sudden...?</text:p>
          </table:table-cell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hief! I order you to let us go, this instant!</text:p>
          </table:table-cell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 office:value-type="string">
            <text:p>Or else...</text:p>
          </table:table-cell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 office:value-type="string">
            <text:p>Who knows what might happen to this〜?</text:p>
          </table:table-cell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heh? What's in that little bottle...?</text:p>
          </table:table-cell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rphan Drug SPL-195...</text:p>
          </table:table-cell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zora-san, when did you...?!</text:p>
          </table:table-cell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 my hands on it in that little storage room
just now! ☆</text:p>
          </table:table-cell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 office:value-type="string">
            <text:p>Look〜, it's the precious miracle ingredient
that you just finished, right—?</text:p>
          </table:table-cell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 office:value-type="string">
            <text:p>If ya don't listen to me, it might end up gettin'
smashed on the floor, see〜??</text:p>
          </table:table-cell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don't really care〜.</text:p>
          </table:table-cell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Y-Ya know I ain't just bluffin', right?!</text:p>
          </table:table-cell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 office:value-type="string">
            <text:p>I'm really gonna break it!!</text:p>
          </table:table-cell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Even if it gets spilled on the floor, the
substance won't change. I can easily retrieve
it later.</text:p>
          </table:table-cell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h... um, then I'll, uhhh...</text:p>
          </table:table-cell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t me make my demands, instead.</text:p>
          </table:table-cell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 office:value-type="string">
            <text:p>Be a good girl and hand over that bottle, and
I won't get violent〜.</text:p>
          </table:table-cell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 office:value-type="string">
            <text:p>Or you can struggle in vain, and meet a very
embarrassing fate〜...</text:p>
          </table:table-cell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wai— time-out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 office:value-type="string">
            <text:p>Uhhh, uhhh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 office:value-type="string">
            <text:p>Hime-chan, catch!!!</text:p>
          </table:table-cell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, wawawawawah!!</text:p>
          </table:table-cell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ey, hey〜, no teasing grown-ups〜!</text:p>
          </table:table-cell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 office:value-type="string">
            <text:p>You had better give it up, and quickly...</text:p>
          </table:table-cell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eeeeeeek!!!</text:p>
          </table:table-cell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 office:value-type="string">
            <text:p>To-To-Tokonatsu-san!! Here!!</text:p>
          </table:table-cell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ooooaaah!! Safe...!!</text:p>
          </table:table-cell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top right there—! You're surrounded〜!</text:p>
          </table:table-cell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 office:value-type="string">
            <text:p>This game of tag is over〜. Now, how about you
pass that over〜?</text:p>
          </table:table-cell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...</text:p>
          </table:table-cell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I-If I hand this over... it could mean big
trouble...!)</text:p>
          </table:table-cell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op*</text:p>
          </table:table-cell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 office:value-type="string">
            <text:p>Puhah!</text:p>
          </table:table-cell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 office:value-type="string">
            <text:p>Nyanko/
Hime</text:p>
          </table:table-cell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Ah.</text:p>
          </table:table-cell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given me quite the trouble.</text:p>
          </table:table-cell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 office:value-type="string">
            <text:p>...What do you have to say for yourself?</text:p>
          </table:table-cell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 office:value-type="string">
            <text:p>Th... Thanks for the drin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